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 Sans" svg:font-family="'Open Sans', sans-serif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MT" svg:font-family="ArialM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fo:margin-left="0in" table:align="left" style:writing-mode="lr-tb"/>
    </style:style>
    <style:style style:name="Table1.A" style:family="table-column">
      <style:table-column-properties style:column-width="0.2882in"/>
    </style:style>
    <style:style style:name="Table1.B" style:family="table-column">
      <style:table-column-properties style:column-width="3.6271in"/>
    </style:style>
    <style:style style:name="Table1.C" style:family="table-column">
      <style:table-column-properties style:column-width="3.0097in"/>
    </style:style>
    <style:style style:name="Table1.1" style:family="table-row">
      <style:table-row-properties style:min-row-height="0.0007in" fo:keep-together="auto"/>
    </style:style>
    <style:style style:name="Table1.A1" style:family="table-cell">
      <style:table-cell-properties style:vertical-align="middle" fo:background-color="#ffffff" fo:padding="0in" fo:border="0.25pt solid #000001">
        <style:background-image/>
      </style:table-cell-properties>
    </style:style>
    <style:style style:name="P1" style:family="paragraph" style:parent-style-name="Standard">
      <style:paragraph-properties fo:text-align="start" style:justify-single-word="false"/>
      <style:text-properties style:font-name="Arial-BoldMT" fo:font-size="11.5pt" fo:font-weight="bold" style:font-size-asian="11.5pt" style:font-weight-asian="bold" style:font-name-complex="Arial-BoldM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0000ff" officeooo:paragraph-rsid="000460e6"/>
    </style:style>
    <style:style style:name="P4" style:family="paragraph" style:parent-style-name="Standard">
      <style:paragraph-properties fo:text-align="start" style:justify-single-word="false"/>
      <style:text-properties fo:color="#000000" style:font-name="ArialMT" fo:font-size="11.5pt" style:font-size-asian="11.5pt" style:font-name-complex="ArialMT"/>
    </style:style>
    <style:style style:name="P5" style:family="paragraph" style:parent-style-name="Standard">
      <style:paragraph-properties fo:text-align="start" style:justify-single-word="false"/>
      <style:text-properties fo:color="#000000"/>
    </style:style>
    <style:style style:name="P6" style:family="paragraph" style:parent-style-name="Standard">
      <style:paragraph-properties fo:text-align="start" style:justify-single-word="false"/>
      <style:text-properties fo:color="#808000" style:font-name="ArialMT" fo:font-size="11.5pt" style:font-size-asian="11.5pt" style:font-name-complex="ArialMT"/>
    </style:style>
    <style:style style:name="P7" style:family="paragraph" style:parent-style-name="Standard">
      <style:paragraph-properties fo:text-align="start" style:justify-single-word="false"/>
      <style:text-properties fo:color="#808000"/>
    </style:style>
    <style:style style:name="P8" style:family="paragraph" style:parent-style-name="Standard">
      <style:paragraph-properties fo:margin-top="0in" fo:margin-bottom="0in" loext:contextual-spacing="false" fo:line-height="100%" fo:orphans="2" fo:widows="2" fo:hyphenation-ladder-count="no-limit"/>
      <style:text-properties style:font-name="Calibri" fo:font-size="11pt" style:font-size-asian="11pt" style:language-asian="en" style:country-asian="US" style:font-size-complex="11pt" style:language-complex="ar" style:country-complex="SA" fo:hyphenate="true" fo:hyphenation-remain-char-count="2" fo:hyphenation-push-char-count="2"/>
    </style:style>
    <style:style style:name="P9" style:family="paragraph" style:parent-style-name="Standard">
      <style:paragraph-properties fo:margin-top="0in" fo:margin-bottom="0in" loext:contextual-spacing="false" fo:line-height="100%" fo:orphans="2" fo:widows="2" fo:hyphenation-ladder-count="no-limit"/>
      <style:text-properties style:language-asian="en" style:country-asian="US" style:language-complex="ar" style:country-complex="SA" fo:hyphenate="true" fo:hyphenation-remain-char-count="2" fo:hyphenation-push-char-count="2"/>
    </style:style>
    <style:style style:name="P10" style:family="paragraph" style:parent-style-name="Standard">
      <style:paragraph-properties fo:margin-top="0in" fo:margin-bottom="0in" loext:contextual-spacing="false" fo:line-height="100%" fo:orphans="2" fo:widows="2" fo:hyphenation-ladder-count="no-limit"/>
      <style:text-properties fo:color="#000000" style:font-name="Calibri" fo:font-size="11pt" style:font-size-asian="11pt" style:language-asian="en" style:country-asian="US" style:font-size-complex="11pt" style:language-complex="ar" style:country-complex="SA" fo:hyphenate="true" fo:hyphenation-remain-char-count="2" fo:hyphenation-push-char-count="2"/>
    </style:style>
    <style:style style:name="P11" style:family="paragraph" style:parent-style-name="Standard" style:master-page-name="Standard">
      <style:paragraph-properties style:page-number="auto"/>
      <style:text-properties fo:color="#000000" style:font-name="Arial-BoldMT" fo:font-size="11.5pt" fo:font-weight="bold" style:font-size-asian="11.5pt" style:font-weight-asian="bold" style:font-name-complex="Arial-BoldMT"/>
    </style:style>
    <style:style style:name="P12" style:family="paragraph" style:parent-style-name="Standard">
      <style:paragraph-properties fo:text-align="start" style:justify-single-word="false"/>
      <style:text-properties fo:color="#808000" style:font-name="ArialMT" fo:font-size="11.5pt" style:font-size-asian="11.5pt" style:font-name-complex="ArialMT"/>
    </style:style>
    <style:style style:name="P13" style:family="paragraph" style:parent-style-name="Standard">
      <style:paragraph-properties fo:text-align="start" style:justify-single-word="false"/>
      <style:text-properties fo:color="#808000" style:font-name="ArialMT" fo:font-size="11.5pt" officeooo:rsid="0006dfee" style:font-size-asian="11.5pt" style:font-name-complex="ArialMT"/>
    </style:style>
    <style:style style:name="P14" style:family="paragraph" style:parent-style-name="Standard" style:list-style-name="L2">
      <style:text-properties fo:color="#808000" style:font-name="Arial" fo:font-size="11.5pt" style:font-size-asian="11.5pt" style:font-size-complex="11.5pt"/>
    </style:style>
    <style:style style:name="P15" style:family="paragraph" style:parent-style-name="Standard" style:list-style-name="L1"/>
    <style:style style:name="P16" style:family="paragraph" style:parent-style-name="Standard" style:list-style-name="L1">
      <style:paragraph-properties fo:text-align="start" style:justify-single-word="false"/>
      <style:text-properties style:font-name="ArialMT" fo:font-size="11.5pt" style:font-size-asian="11.5pt" style:font-name-complex="ArialMT"/>
    </style:style>
    <style:style style:name="P17" style:family="paragraph" style:parent-style-name="Standard">
      <style:paragraph-properties fo:text-align="start" style:justify-single-word="false"/>
      <style:text-properties style:font-name="ArialMT" fo:font-size="11.5pt" officeooo:paragraph-rsid="0007413d" style:font-size-asian="11.5pt" style:font-name-complex="ArialMT"/>
    </style:style>
    <style:style style:name="P18" style:family="paragraph" style:parent-style-name="Standard" style:list-style-name="L1">
      <style:paragraph-properties fo:text-align="start" style:justify-single-word="false"/>
      <style:text-properties fo:color="#000000" style:font-name="ArialMT" fo:font-size="11.5pt" style:font-size-asian="11.5pt" style:font-name-complex="ArialMT"/>
    </style:style>
    <style:style style:name="P19" style:family="paragraph" style:parent-style-name="Standard" style:list-style-name="L1">
      <style:paragraph-properties fo:text-align="start" style:justify-single-word="false"/>
      <style:text-properties fo:color="#ff0000" style:font-name="ArialMT" fo:font-size="11.5pt" style:font-size-asian="11.5pt" style:font-name-complex="ArialMT"/>
    </style:style>
    <style:style style:name="P20" style:family="paragraph" style:parent-style-name="Standard" style:list-style-name="L1">
      <style:paragraph-properties fo:text-align="start" style:justify-single-word="false"/>
      <style:text-properties fo:font-variant="normal" fo:text-transform="none" fo:color="#808000" style:font-name="Arial" fo:font-size="11.5pt" fo:letter-spacing="normal" fo:font-style="normal" fo:font-weight="normal" style:font-size-asian="11.5pt" style:font-name-complex="ArialMT" style:font-size-complex="11.5pt"/>
    </style:style>
    <style:style style:name="P21" style:family="paragraph" style:parent-style-name="Standard" style:list-style-name="L3"/>
    <style:style style:name="P22" style:family="paragraph" style:parent-style-name="Standard" style:list-style-name="L4">
      <style:paragraph-properties fo:text-align="start" style:justify-single-word="false"/>
      <style:text-properties officeooo:paragraph-rsid="0007413d"/>
    </style:style>
    <style:style style:name="P23" style:family="paragraph" style:parent-style-name="Standard" style:list-style-name="L4">
      <style:paragraph-properties fo:text-align="start" style:justify-single-word="false"/>
      <style:text-properties style:font-name="Open Sans" officeooo:paragraph-rsid="0007413d"/>
    </style:style>
    <style:style style:name="P24" style:family="paragraph" style:parent-style-name="Standard">
      <style:paragraph-properties fo:margin-top="0in" fo:margin-bottom="0in" loext:contextual-spacing="false" fo:line-height="100%" fo:orphans="2" fo:widows="2" fo:hyphenation-ladder-count="no-limit"/>
      <style:text-properties fo:color="#808000" fo:font-weight="bold" style:language-asian="en" style:country-asian="US" style:font-weight-asian="bold" style:language-complex="ar" style:country-complex="SA" style:font-weight-complex="bold" fo:hyphenate="true" fo:hyphenation-remain-char-count="2" fo:hyphenation-push-char-count="2"/>
    </style:style>
    <style:style style:name="P25" style:family="paragraph" style:parent-style-name="Standard">
      <style:paragraph-properties fo:margin-top="0in" fo:margin-bottom="0in" loext:contextual-spacing="false" fo:line-height="100%" fo:orphans="2" fo:widows="2" fo:hyphenation-ladder-count="no-limit"/>
      <style:text-properties fo:color="#808000" style:language-asian="en" style:country-asian="US" style:language-complex="ar" style:country-complex="SA" fo:hyphenate="true" fo:hyphenation-remain-char-count="2" fo:hyphenation-push-char-count="2"/>
    </style:style>
    <style:style style:name="T1" style:family="text">
      <style:text-properties fo:font-variant="normal" fo:text-transform="none" fo:color="#808000" style:font-name="Arial" fo:font-size="11.5pt" fo:letter-spacing="normal" fo:font-style="normal" fo:font-weight="normal" style:font-size-asian="11.5pt" style:font-size-complex="11.5pt"/>
    </style:style>
    <style:style style:name="T2" style:family="text">
      <style:text-properties fo:font-variant="normal" fo:text-transform="none" fo:color="#808000" style:font-name="Arial" fo:font-size="11.5pt" fo:letter-spacing="normal" fo:font-style="normal" fo:font-weight="bold" style:font-size-asian="11.5pt" style:font-size-complex="11.5pt"/>
    </style:style>
    <style:style style:name="T3" style:family="text">
      <style:text-properties fo:font-variant="normal" fo:text-transform="none" fo:color="#808000" style:font-name="Arial" fo:font-size="11.5pt" fo:font-style="normal" fo:font-weight="bold" style:font-size-asian="11.5pt" style:font-size-complex="11.5pt"/>
    </style:style>
    <style:style style:name="T4" style:family="text">
      <style:text-properties fo:font-variant="normal" fo:text-transform="none" fo:color="#808000" style:font-name="Arial" fo:font-size="11.5pt" fo:font-style="normal" fo:font-weight="normal" style:font-size-asian="11.5pt" style:font-size-complex="11.5pt"/>
    </style:style>
    <style:style style:name="T5" style:family="text">
      <style:text-properties fo:font-variant="normal" fo:text-transform="none" fo:color="#808000" style:font-name="Open Sans" fo:font-size="11.5pt" fo:font-style="normal" fo:font-weight="bold" style:font-size-asian="11.5pt" style:font-size-complex="11.5pt"/>
    </style:style>
    <style:style style:name="T6" style:family="text">
      <style:text-properties fo:font-variant="normal" fo:text-transform="none" fo:color="#808000" style:font-name="Open Sans" fo:font-size="11.5pt" fo:font-style="normal" fo:font-weight="normal" style:font-size-asian="11.5pt" style:font-size-complex="11.5pt"/>
    </style:style>
    <style:style style:name="T7" style:family="text">
      <style:text-properties fo:font-variant="normal" fo:text-transform="none" fo:color="#808000" style:font-name="Open Sans" fo:letter-spacing="normal" fo:font-style="normal" fo:font-weight="normal"/>
    </style:style>
    <style:style style:name="T8" style:family="text">
      <style:text-properties fo:font-variant="normal" fo:text-transform="none" fo:color="#808000" style:font-name="Open Sans" fo:letter-spacing="normal" fo:font-style="normal" fo:font-weight="normal" officeooo:rsid="0007413d"/>
    </style:style>
    <style:style style:name="T9" style:family="text">
      <style:text-properties fo:font-variant="normal" fo:text-transform="none" fo:color="#808000" style:font-name="Open Sans" fo:letter-spacing="normal" fo:font-style="normal" fo:font-weight="bold" officeooo:rsid="0007413d" style:font-weight-asian="bold" style:font-weight-complex="bold"/>
    </style:style>
    <style:style style:name="T10" style:family="text">
      <style:text-properties fo:color="#808000" style:font-name="Open Sans"/>
    </style:style>
    <style:style style:name="T11" style:family="text">
      <style:text-properties fo:color="#808000" style:font-name="Open Sans" fo:font-weight="bold"/>
    </style:style>
    <style:style style:name="T12" style:family="text">
      <style:text-properties fo:color="#808000" style:font-name="Open Sans" fo:font-weight="bold" officeooo:rsid="0007413d"/>
    </style:style>
    <text:list-style style:name="L1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Basic Programming (Set 1)</text:p>
      <text:p text:style-name="P4">1. Method which will accept Integer as parameter and determine &amp; print the number is</text:p>
      <text:p text:style-name="P4">even or odd</text:p>
      <text:p text:style-name="P5"/>
      <text:p text:style-name="P4">2. Method which will accept integer parameter and build and print array of up to that integer</text:p>
      <text:p text:style-name="P4">parameter.</text:p>
      <text:p text:style-name="P4">(For example: If your accepts (integer) 5 as parameter then build array of any</text:p>
      <text:p text:style-name="P4">data type but array size should be accepted parameter so in this case your array size</text:p>
      <text:p text:style-name="P4">should be 5)</text:p>
      <text:p text:style-name="P5"/>
      <text:p text:style-name="P4">3. Method which will accept array of integers as parameters write a code to</text:p>
      <text:p text:style-name="P4">a. Sort the array in ascending order</text:p>
      <text:p text:style-name="P4">b. Sort the array in descending order</text:p>
      <text:p text:style-name="P4">c. Print the Maximum number in the array</text:p>
      <text:p text:style-name="P4">d. Print the Minimum number in the array</text:p>
      <text:p text:style-name="P4">e. Print duplicates and its occurrences in the array</text:p>
      <text:p text:style-name="P4">(for ex: if array is [2,2,3,4,4,5] then your output will be as follows :</text:p>
      <text:p text:style-name="P4">Number : Appearance</text:p>
      <text:p text:style-name="P4">2 : 2</text:p>
      <text:p text:style-name="P4">3: 1</text:p>
      <text:p text:style-name="P4">4 :2</text:p>
      <text:p text:style-name="P4">5 :1</text:p>
      <text:p text:style-name="P4">)</text:p>
      <text:p text:style-name="P5"/>
      <text:p text:style-name="P4">4. Method to display the summation of numbers from zero to parameter number</text:p>
      <text:p text:style-name="P5"/>
      <text:p text:style-name="P4">5. Method which will calculate the simple interest (Accept necessary parameters)</text:p>
      <text:p text:style-name="Standard"/>
      <text:p text:style-name="Standard"/>
      <text:p text:style-name="P1">OOPS Concepts (Set 1)</text:p>
      <text:p text:style-name="P4">1. Show the demo of constructor</text:p>
      <text:p text:style-name="P5"/>
      <text:p text:style-name="P4">2. Write a method which will accept following parameters &amp; return the result :</text:p>
      <text:p text:style-name="P4">Parameter: String : (Value here will be any of the following :</text:p>
      <text:p text:style-name="P4">‘SUM’,’SUB’,’MUL’,’DIV’)</text:p>
      <text:p text:style-name="P4">Parameter: Two integers :</text:p>
      <text:p text:style-name="P4">Example :</text:p>
      <text:p text:style-name="P4">Integer result = Calculator(‘SUM’, 2 ,3);</text:p>
      <text:p text:style-name="P4">// here the result will be 5</text:p>
      <text:p text:style-name="P4">Public integer calculator(String operation, Integer inp1 , Integer Inp2)</text:p>
      <text:p text:style-name="P4">{</text:p>
      <text:p text:style-name="P4">// Write a logic which will identify the operation &amp; return the result</text:p>
      <text:p text:style-name="P4">Return integer ;</text:p>
      <text:p text:style-name="P4">}</text:p>
      <text:p text:style-name="P2"/>
      <text:p text:style-name="P4">3. Show the demo of Inheritance</text:p>
      <text:p text:style-name="P5"/>
      <text:p text:style-name="P4">4. Implement an abstract method</text:p>
      <text:p text:style-name="P5"/>
      <text:p text:style-name="P4">5. Override the abstract method created above</text:p>
      <text:p text:style-name="P5"><text:soft-page-break/></text:p>
      <text:p text:style-name="P4">6. State the basic difference between an interface and an abstract class (common for</text:p>
      <text:p text:style-name="P4">every group)</text:p>
      <text:p text:style-name="P10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24">abstract Classes</text:p>
          </table:table-cell>
          <table:table-cell table:style-name="Table1.A1" office:value-type="string">
            <text:p text:style-name="P24">Interfaces</text:p>
          </table:table-cell>
        </table:table-row>
        <table:table-row table:style-name="Table1.1">
          <table:table-cell table:style-name="Table1.A1" office:value-type="string">
            <text:p text:style-name="P9">1</text:p>
          </table:table-cell>
          <table:table-cell table:style-name="Table1.A1" office:value-type="string">
            <text:p text:style-name="P25">abstract class can extend only one class or one abstract class at a time</text:p>
          </table:table-cell>
          <table:table-cell table:style-name="Table1.A1" office:value-type="string">
            <text:p text:style-name="P25">interface can extend any number of interfaces at a time</text:p>
          </table:table-cell>
        </table:table-row>
        <table:table-row table:style-name="Table1.1">
          <table:table-cell table:style-name="Table1.A1" office:value-type="string">
            <text:p text:style-name="P9">2</text:p>
          </table:table-cell>
          <table:table-cell table:style-name="Table1.A1" office:value-type="string">
            <text:p text:style-name="P25">abstract class can extend from a class or from an abstract class</text:p>
          </table:table-cell>
          <table:table-cell table:style-name="Table1.A1" office:value-type="string">
            <text:p text:style-name="P25">interface can extend only from an interface</text:p>
          </table:table-cell>
        </table:table-row>
        <table:table-row table:style-name="Table1.1">
          <table:table-cell table:style-name="Table1.A1" office:value-type="string">
            <text:p text:style-name="P9">3</text:p>
          </table:table-cell>
          <table:table-cell table:style-name="Table1.A1" office:value-type="string">
            <text:p text:style-name="P25">abstract class can have both abstract and concrete methods</text:p>
          </table:table-cell>
          <table:table-cell table:style-name="Table1.A1" office:value-type="string">
            <text:p text:style-name="P25">interface can have only abstract methods</text:p>
          </table:table-cell>
        </table:table-row>
        <table:table-row table:style-name="Table1.1">
          <table:table-cell table:style-name="Table1.A1" office:value-type="string">
            <text:p text:style-name="P9">4</text:p>
          </table:table-cell>
          <table:table-cell table:style-name="Table1.A1" office:value-type="string">
            <text:p text:style-name="P25">A class can extend only one abstract class</text:p>
          </table:table-cell>
          <table:table-cell table:style-name="Table1.A1" office:value-type="string">
            <text:p text:style-name="P25">A class can implement any number of interfaces</text:p>
          </table:table-cell>
        </table:table-row>
        <table:table-row table:style-name="Table1.1">
          <table:table-cell table:style-name="Table1.A1" office:value-type="string">
            <text:p text:style-name="P9">5</text:p>
          </table:table-cell>
          <table:table-cell table:style-name="Table1.A1" office:value-type="string">
            <text:p text:style-name="P25">In abstract class keyword ‘abstract’ is mandatory to declare a method as an abstract</text:p>
          </table:table-cell>
          <table:table-cell table:style-name="Table1.A1" office:value-type="string">
            <text:p text:style-name="P25">In an interface keyword ‘abstract’ is optional to declare a method as an abstract</text:p>
          </table:table-cell>
        </table:table-row>
        <table:table-row table:style-name="Table1.1">
          <table:table-cell table:style-name="Table1.A1" office:value-type="string">
            <text:p text:style-name="P9">6</text:p>
          </table:table-cell>
          <table:table-cell table:style-name="Table1.A1" office:value-type="string">
            <text:p text:style-name="P25">abstract class can have protected , public and public abstract methods</text:p>
          </table:table-cell>
          <table:table-cell table:style-name="Table1.A1" office:value-type="string">
            <text:p text:style-name="P25">Interface can have only public abstract methods i.e. by default</text:p>
          </table:table-cell>
        </table:table-row>
        <table:table-row table:style-name="Table1.1">
          <table:table-cell table:style-name="Table1.A1" office:value-type="string">
            <text:p text:style-name="P9">7</text:p>
          </table:table-cell>
          <table:table-cell table:style-name="Table1.A1" office:value-type="string">
            <text:p text:style-name="P25">abstract class can have static, final or static final variable with any access specifier</text:p>
          </table:table-cell>
          <table:table-cell table:style-name="Table1.A1" office:value-type="string">
            <text:p text:style-name="P25">interface can have only static final (constant) variable i.e. by default</text:p>
          </table:table-cell>
        </table:table-row>
      </table:table>
      <text:p text:style-name="Standard"/>
      <text:p text:style-name="Standard"/>
      <text:p text:style-name="Standard"/>
      <text:p text:style-name="P1">Advanced concepts / Collections/SOQL Queries/DML Operations (Set 1)</text:p>
      <text:p text:style-name="P4">1. Query on Account object/ records and show/print each account record using :</text:p>
      <text:p text:style-name="P4">a. Traditional for loop</text:p>
      <text:p text:style-name="P4">b. Advanced for loop</text:p>
      <text:p text:style-name="P4">c. While loop</text:p>
      <text:p text:style-name="P5"/>
      <text:p text:style-name="P4">2. Query on all Lead records &amp; add ID of record to the set and print that set.</text:p>
      <text:p text:style-name="P6">Lead_Set</text:p>
      <text:p text:style-name="P2"/>
      <text:p text:style-name="P4">3. Create an Account Record with Name =”Eternus”. Create associated contacts.</text:p>
      <text:p text:style-name="P4">Create a Custom field called Contact Count on Account . Query on Contact</text:p>
      <text:p text:style-name="P4">where Account.Name =”Eternus” and count the associated contacts. Update</text:p>
      <text:p text:style-name="P4">the custom field on Accounts with that count.</text:p>
      <text:p text:style-name="P13">Contact_Count</text:p>
      <text:p text:style-name="P3"/>
      <text:p text:style-name="P4">4. Find all the Lead records having Status as Won &amp; update the stage with New value</text:p>
      <text:p text:style-name="P7">Lead_DML</text:p>
      <text:p text:style-name="P2"/>
      <text:p text:style-name="P4">5. Write a SQOL Query to show Child Parent relationship and print the result.</text:p>
      <text:p text:style-name="P4">(for example : Account is parent and Contact is child. Then Query on Child)</text:p>
      <text:p text:style-name="P6">------ Child-Parent Relationship</text:p>
      <text:p text:style-name="P6">SELECT Contact.FirstName, Contact.Account.Name FROM Contact</text:p>
      <text:p text:style-name="P6">-------Parent-Child Relationship</text:p>
      <text:p text:style-name="P6">SELECT Account.Name, (SELECT Contact.FirstName, Contact.LastName FROM Account.Contacts) FROM Account</text:p>
      <text:p text:style-name="P7"/>
      <text:p text:style-name="P4">6. Write a SOQL query to retrieve/print the Account records where Created Date = Today</text:p>
      <text:p text:style-name="P6"><text:soft-page-break/>----SELECT Account.Name FROM Account WHERE CreatedDate = Today</text:p>
      <text:p text:style-name="P2"/>
      <text:list xml:id="list8430423649556531665" text:style-name="L1">
        <text:list-header>
          <text:p text:style-name="P16"/>
        </text:list-header>
        <text:list-item>
          <text:p text:style-name="P18">Demonstrate the usage of Database.query and Database.search methods</text:p>
          <text:p text:style-name="P19"/>
          <text:p text:style-name="P20">Database.query :-</text:p>
          <text:p text:style-name="P15"><text:span text:style-name="T1">To create a dynamic SOQL query at runtime, use the database </text:span><text:span text:style-name="Example"><text:span text:style-name="T1">query </text:span></text:span><text:span text:style-name="T1">method in one of the following ways:</text:span></text:p>
        </text:list-item>
      </text:list>
      <text:list xml:id="list7828385413420427351" text:style-name="L2">
        <text:list-item>
          <text:p text:style-name="P14">Return a list of sObjects when the query returns more than a single record:</text:p>
        </text:list-item>
      </text:list>
      <text:list xml:id="list130207031927266" text:continue-list="list8430423649556531665" text:style-name="L1">
        <text:list-header>
          <text:p text:style-name="P15"><text:span text:style-name="Source_20_Text"><text:span text:style-name="T3">List</text:span></text:span><text:span text:style-name="Source_20_Text"><text:span text:style-name="T4">&lt;sObject&gt; sobjList = </text:span></text:span><text:span text:style-name="Source_20_Text"><text:span text:style-name="T3">Database</text:span></text:span><text:span text:style-name="Source_20_Text"><text:span text:style-name="T4">.query(string);</text:span></text:span></text:p>
        </text:list-header>
      </text:list>
      <text:list xml:id="list2982156541179366479" text:style-name="L3">
        <text:list-item>
          <text:p text:style-name="P21"><text:span text:style-name="Source_20_Text"><text:span text:style-name="T4">Return a single sObject when the query returns a single record:</text:span></text:span></text:p>
        </text:list-item>
      </text:list>
      <text:list xml:id="list130208267242631" text:continue-list="list130207031927266" text:style-name="L1">
        <text:list-header>
          <text:p text:style-name="P15"><text:span text:style-name="Source_20_Text"><text:span text:style-name="T1">sObject s = </text:span></text:span><text:span text:style-name="Source_20_Text"><text:span text:style-name="T2">Database</text:span></text:span><text:span text:style-name="Source_20_Text"><text:span text:style-name="T1">.query(string_limit_1);</text:span></text:span></text:p>
          <text:p text:style-name="P15"><text:span text:style-name="T1">The database </text:span><text:span text:style-name="Example"><text:span text:style-name="T1">query </text:span></text:span><text:span text:style-name="T1">method can be used wherever an inline SOQL query can be used, such as in regular assignment statements and </text:span><text:span text:style-name="Example"><text:span text:style-name="T1">for </text:span></text:span><text:span text:style-name="T1">loops. The results are processed in much the same way as static SOQL queries are processed.</text:span></text:p>
        </text:list-header>
      </text:list>
      <text:p text:style-name="P6"/>
      <text:p text:style-name="P6"><text:tab/>Database.search- Dynamic SOSL refers to the creation of a SOSL string at run time with <text:tab/>Apex code. Dynamic SOSL enables you to create more flexible applications.You can <text:tab/>create a search based on input from an end user, or update records with varying field <text:tab/>names.</text:p>
      <text:p text:style-name="P7"/>
      <text:p text:style-name="P17">8. State the difference between Database methods for DML and basic DML statements</text:p>
      <text:list xml:id="list2926699918833576324" text:style-name="L4">
        <text:list-item>
          <text:p text:style-name="P22"><text:span text:style-name="Source_20_Text"><text:span text:style-name="Strong_20_Emphasis"><text:span text:style-name="T5">DML statements</text:span></text:span></text:span><text:span text:style-name="Source_20_Text"><text:span text:style-name="T6">- when an exception is thrown during bulk DML processing, processing stops immediately and jumps to your catch block.</text:span></text:span></text:p>
        </text:list-item>
        <text:list-item>
          <text:p text:style-name="P22"><text:span text:style-name="Strong_20_Emphasis"><text:span text:style-name="T11">DML database methods</text:span></text:span><text:span text:style-name="T10">- allows partial success of bulk DML operations. Records that fail processing can be inspected and possibly resubmitted if necessary. </text:span><text:span text:style-name="T7">DML database methods may also contain two optional parameters:</text:span></text:p>
          <text:p text:style-name="P22"><text:span text:style-name="Strong_20_Emphasis"><text:span text:style-name="T9">1</text:span></text:span><text:span text:style-name="Strong_20_Emphasis"><text:span text:style-name="T8">. </text:span></text:span><text:span text:style-name="Strong_20_Emphasis"><text:span text:style-name="T11">opt_allOrNone</text:span></text:span><text:span text:style-name="T10">- a Boolean that indicates if the operation should allow partial successes. If false, failing records will not cause subsequent records to fail as well.</text:span></text:p>
          <text:p text:style-name="P22"><text:span text:style-name="Strong_20_Emphasis"><text:span text:style-name="T12">2. </text:span></text:span><text:span text:style-name="Strong_20_Emphasis"><text:span text:style-name="T11">DMLOptions</text:span></text:span><text:span text:style-name="T10">- an object that provides extra information that is used during the transaction such as string truncations behavior, assignment rules, email processing and locale information.</text:span></text:p>
          <text:p text:style-name="P2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 Sans" svg:font-family="'Open Sans', sans-serif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-BoldMT" svg:font-family="Arial-BoldMT" style:font-family-generic="swiss" style:font-pitch="variable"/>
    <style:font-face style:name="ArialMT" svg:font-family="ArialMT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fo:color="#00000a" style:font-name="Times New Roman" fo:font-family="'Times New Roman'" style:font-family-generic="roman" style:font-pitch="variable" fo:font-size="12pt" fo:language="en" fo:country="US" style:letter-kerning="true" style:font-name-asian="SimSun1" style:font-family-asian="SimSun" style:font-pitch-asian="variable" style:font-size-asian="12pt" style:language-asian="zh" style:country-asian="CN" style:font-name-complex="Mangal1" style:font-family-complex="Mangal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Mangal1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Mangal1" style:font-family-complex="Mangal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 style:font-pitch-complex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Example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NSimSun" style:font-family-asian="NSimSun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56" style:layout-grid-base-height="0.166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SPL - Day 9 - Programmatic Model - 1 Set 1</dc:title>
    <meta:creation-date>2015-01-21T20:34:50</meta:creation-date>
    <dc:date>2016-03-08T13:02:06.373000000</dc:date>
    <meta:editing-cycles>6</meta:editing-cycles>
    <meta:editing-duration>PT59M41S</meta:editing-duration>
    <meta:generator>LibreOffice/5.1.0.3$Windows_x86 LibreOffice_project/5e3e00a007d9b3b6efb6797a8b8e57b51ab1f737</meta:generator>
    <meta:document-statistic meta:table-count="1" meta:image-count="0" meta:object-count="0" meta:page-count="3" meta:paragraph-count="102" meta:word-count="904" meta:character-count="5407" meta:non-whitespace-character-count="4610"/>
    <meta:user-defined meta:name="ContentTypeId">0x010100865DB17556E91B4D949C0DE50FD754FA</meta:user-defined>
  </office:meta>
</office:document-meta>
</file>